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caclulations patch board .</text:p>
          </table:table-cell>
          <table:table-cell table:number-columns-repeated="3"/>
          <table:table-cell office:value-type="string">
            <text:p>caclulations patch board 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ef volt</text:p>
          </table:table-cell>
          <table:table-cell office:value-type="float" office:value="1.8">
            <text:p>1.8</text:p>
          </table:table-cell>
          <table:table-cell office:value-type="string">
            <text:p>V</text:p>
          </table:table-cell>
          <table:table-cell/>
          <table:table-cell office:value-type="string">
            <text:p>ref volt</text:p>
          </table:table-cell>
          <table:table-cell office:value-type="float" office:value="1.8">
            <text:p>1.8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ener voltage = 3.78</text:p>
          </table:table-cell>
          <table:table-cell office:value-type="float" office:value="3.78">
            <text:p>3.78</text:p>
          </table:table-cell>
          <table:table-cell office:value-type="string">
            <text:p>V</text:p>
          </table:table-cell>
          <table:table-cell/>
          <table:table-cell office:value-type="string">
            <text:p>Zener voltage = 3.78</text:p>
          </table:table-cell>
          <table:table-cell office:value-type="float" office:value="3.3">
            <text:p>3.3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</text:p>
          </table:table-cell>
          <table:table-cell office:value-type="float" office:value="0.91">
            <text:p>0.91</text:p>
          </table:table-cell>
          <table:table-cell office:value-type="string">
            <text:p>kO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formula="of:=[.F6]*([.J6]+[.K6])/([.F6]+[.J6]+[.K6])" office:value-type="float" office:value="0.952380952380952">
            <text:p>0.95</text:p>
          </table:table-cell>
          <table:table-cell office:value-type="string">
            <text:p>kO</text:p>
          </table:table-cell>
          <table:table-cell office:value-type="string">
            <text:p>Rp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R2</text:p>
          </table:table-cell>
          <table:table-cell table:formula="of:=([.C5]/[.C4]-1)*[.C6]" office:value-type="float" office:value="1.001">
            <text:p>1</text:p>
          </table:table-cell>
          <table:table-cell office:value-type="string">
            <text:p>kO</text:p>
          </table:table-cell>
          <table:table-cell/>
          <table:table-cell office:value-type="string">
            <text:p>R2</text:p>
          </table:table-cell>
          <table:table-cell table:formula="of:=([.G5]/[.G4]-1)*[.G6]" office:value-type="float" office:value="0.793650793650794">
            <text:p>0.79</text:p>
          </table:table-cell>
          <table:table-cell office:value-type="string">
            <text:p>kO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formula="of:=[.G6]" office:value-type="float" office:value="0.952380952380952">
            <text:p>0.95</text:p>
          </table:table-cell>
          <table:table-cell office:value-type="string">
            <text:p>kO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">
            <text:p>20</text:p>
          </table:table-cell>
          <table:table-cell office:value-type="float" office:value="0.82">
            <text:p>0.82</text:p>
          </table:table-cell>
          <table:table-cell table:formula="of:=[.F10]*[.E10]/([.F10]+[.E10])" office:value-type="float" office:value="0.787704130643612">
            <text:p>0.79</text:p>
          </table:table-cell>
          <table:table-cell office:value-type="string">
            <text:p>kO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5]*([.G9]/([.G10]+[.G9]))" office:value-type="float" office:value="1.80615141955836">
            <text:p>1.81</text:p>
          </table:table-cell>
          <table:table-cell office:value-type="string">
            <text:p>[V]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measuremenets board 1 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h 0</text:p>
          </table:table-cell>
          <table:table-cell office:value-type="float" office:value="1576">
            <text:p>1576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1465">
            <text:p>146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8270">
            <text:p>8270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/>
          <table:table-cell office:value-type="float" office:value="1573">
            <text:p>1573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584">
            <text:p>584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1575">
            <text:p>157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95">
            <text:p>1195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/>
          <table:table-cell office:value-type="float" office:value="4402">
            <text:p>4402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Ch 0</text:p>
          </table:table-cell>
          <table:table-cell office:value-type="float" office:value="1601">
            <text:p>1601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465">
            <text:p>146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8270">
            <text:p>8270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/>
          <table:table-cell office:value-type="float" office:value="1573">
            <text:p>1573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584">
            <text:p>584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float" office:value="1575">
            <text:p>157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95">
            <text:p>1195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/>
          <table:table-cell office:value-type="float" office:value="4402">
            <text:p>4402</text:p>
          </table:table-cell>
          <table:table-cell office:value-type="float" office:value="1.4">
            <text:p>1.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2/10/2017</text:date>, <text:time>12:5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3H41M34S</meta:editing-duration>
    <meta:editing-cycles>7</meta:editing-cycles>
    <meta:generator>OpenOffice/4.1.1$Win32 OpenOffice.org_project/411m6$Build-9775</meta:generator>
    <dc:date>2017-02-10T12:54:36.27</dc:date>
    <dc:creator>Wim Beaumont</dc:creator>
    <meta:document-statistic meta:table-count="3" meta:cell-count="77" meta:object-count="0"/>
    <meta:user-defined meta:name="Info 1"/>
    <meta:user-defined meta:name="Info 2"/>
    <meta:user-defined meta:name="Info 3"/>
    <meta:user-defined meta:name="Info 4"/>
  </office:meta>
</office:document-meta>
</file>